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style-name="ce1"/>
          <table:table-cell office:value-type="string" table:style-name="ce9">
            <text:p>scenari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1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8">
            <text:p>S2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3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4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5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6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7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8">
            <text:p>S8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9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7">
            <text:p>S10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7">
            <text:p>S11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12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13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7">
            <text:p>S14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15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16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17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8">
            <text:p>S18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19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20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52:30Z</dc:date>
    <meta:editing-cycles>5</meta:editing-cycles>
    <meta:editing-duration>PT16S</meta:editing-duration>
  </office:meta>
</office:document-meta>
</file>